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erif" svg:font-family="'DejaVu Serif'"/>
    <style:font-face style:name="Tahoma1" svg:font-family="Tahoma"/>
    <style:font-face style:name="DejaVu Sans Mono" svg:font-family="'DejaVu Sans Mono'" style:font-adornments="Book" style:font-family-generic="swiss" style:font-pitch="fixed"/>
    <style:font-face style:name="DejaVu Serif1" svg:font-family="'DejaVu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DejaVu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and Line Usage</text:h>
      <text:h text:style-name="Heading_20_2" text:outline-level="2">Load a kst file:</text:h>
      <text:p text:style-name="code">kst [OPTIONS] kstfile</text:p>
      <text:p text:style-name="code"/>
      <text:p text:style-name="Standard">[OPTIONS] will override the datasource parameters for all data sources in the kst file:</text:p>
      <text:p text:style-name="code"><text:s text:c="6"/>-F <text:s/>&lt;datasource&gt;</text:p>
      <text:p text:style-name="code"><text:s text:c="6"/>-f <text:s/>&lt;startframe&gt;</text:p>
      <text:p text:style-name="code"><text:s text:c="6"/>-n <text:s/>&lt;numframes&gt;</text:p>
      <text:p text:style-name="code"><text:s text:c="6"/>-s <text:s/>&lt;frames per sample&gt;</text:p>
      <text:p text:style-name="code"><text:s text:c="6"/>-a <text:s text:c="20"/><text:span text:style-name="T1">(apply averaging filter: requires -s)</text:span></text:p>
      <text:h text:style-name="Heading_20_2" text:outline-level="2">Read a data file:</text:h>
      <text:p text:style-name="code">kst datasource OPTIONS [datasource OPTIONS []]</text:p>
      <text:p text:style-name="Standard"/>
      <text:p text:style-name="Standard">OPTIONS are read and interpreted in order. Except for data object options, all are applied to all future data objects, unless later overridden.</text:p>
      <text:h text:style-name="Heading_20_3" text:outline-level="3">File Options:</text:h>
      <text:p text:style-name="code"><text:s text:c="6"/>-f &lt;startframe&gt; <text:s text:c="9"/><text:span text:style-name="T1">number, or “end” counts from end.</text:span></text:p>
      <text:p text:style-name="code"><text:s text:c="6"/>-n &lt;numframes&gt; <text:s text:c="10"/><text:span text:style-name="T1">number, or “end” reads to end of file</text:span></text:p>
      <text:p text:style-name="code"><text:span text:style-name="T1">The default is to start from zero, and count to end.</text:span></text:p>
      <text:p text:style-name="code"><text:span text:style-name="T1">If only -n is declared, count from end.</text:span></text:p>
      <text:p text:style-name="code"><text:s text:c="6"/>-s &lt;frames per sample&gt; <text:s text:c="2"/><text:span text:style-name="T1">default: 0 (read every sample)</text:span></text:p>
      <text:p text:style-name="code"><text:s text:c="6"/>-a <text:s text:c="22"/><text:span text:style-name="T1">apply averaging filter: requires -s</text:span></text:p>
      <text:h text:style-name="Heading_20_3" text:outline-level="3">Position:</text:h>
      <text:p text:style-name="code"><text:s text:c="6"/>-P &lt;plot name&gt;: <text:s text:c="9"/><text:span text:style-name="T1">Place curves in one plot.</text:span></text:p>
      <text:p text:style-name="code"><text:s text:c="6"/>-A <text:s text:c="22"/><text:span text:style-name="T1">Place future curves in individual plots.</text:span></text:p>
      <text:h text:style-name="Heading_20_3" text:outline-level="3">Appearance</text:h>
      <text:p text:style-name="code"><text:s text:c="6"/>-d: <text:s text:c="21"/><text:span text:style-name="T1">use points</text:span></text:p>
      <text:p text:style-name="code"><text:s text:c="6"/>-l: <text:s text:c="21"/><text:span text:style-name="T1">use lines (default)</text:span></text:p>
      <text:p text:style-name="code"><text:s text:c="6"/>-b: <text:s text:c="21"/><text:span text:style-name="T1">use bargraph</text:span></text:p>
      <text:h text:style-name="Heading_20_3" text:outline-level="3">Data Object Modifiers</text:h>
      <text:p text:style-name="code"><text:s text:c="6"/>-x &lt;field&gt;: <text:s text:c="13"/><text:span text:style-name="T1">X axis vector (curves). <text:s/>Default INDEX</text:span></text:p>
      <text:p text:style-name="code"><text:s text:c="6"/>-e &lt;field&gt;: <text:s text:c="13"/><text:span text:style-name="T1">Y error flags (curves). <text:s/>Default none.</text:span></text:p>
      <text:p text:style-name="code"><text:s text:c="6"/>-r &lt;rate&gt;: <text:s text:c="14"/><text:span text:style-name="T1">sample rate (spectra &amp; spectograms).</text:span></text:p>
      <text:h text:style-name="Heading_20_3" text:outline-level="3">Data Objects:</text:h>
      <text:p text:style-name="code"><text:s text:c="6"/>-y &lt;field&gt; <text:s text:c="14"/><text:span text:style-name="T1">plot an XY curve of field.</text:span></text:p>
      <text:p text:style-name="code"><text:s text:c="6"/>-p &lt;field&gt; <text:s text:c="14"/><text:span text:style-name="T1">plot the spectrum of field.</text:span></text:p>
      <text:p text:style-name="code"><text:soft-page-break/><text:s text:c="6"/>-h &lt;field&gt; <text:s text:c="14"/><text:span text:style-name="T1">plot a histogram of field.</text:span></text:p>
      <text:p text:style-name="code"><text:s text:c="6"/>-z &lt;field&gt; <text:s text:c="14"/><text:span text:style-name="T1">plot an image of matrix field.</text:span></text:p>
      <text:h text:style-name="Heading_20_2" text:outline-level="2">Examples:</text:h>
      <text:h text:style-name="Heading_20_3" text:outline-level="3">Data sources and fields</text:h>
      <text:p text:style-name="Standard">Plot all data in column 2 from data.dat.</text:p>
      <text:p text:style-name="code"><text:s text:c="7"/>kst data.dat -y 2</text:p>
      <text:p text:style-name="code"/>
      <text:p text:style-name="Standard">Same as above, except only read 20 lines, starting at line 10.</text:p>
      <text:p text:style-name="code"><text:s text:c="7"/>kst data.dat -f 10 -n 20 -y 2</text:p>
      <text:p text:style-name="code"/>
      <text:p text:style-name="Standard">...also read col 1. One plot per curve.</text:p>
      <text:p text:style-name="code"><text:s text:c="7"/>kst data.dat -f 10 -n 20 -y 1 -y 2</text:p>
      <text:p text:style-name="code"/>
      <text:p text:style-name="Standard">...read col 1 from data2.dat and col 1 from data.dat</text:p>
      <text:p text:style-name="code"><text:s text:c="7"/>kst data.dat -f 10 -n 20 -y 2 data2.dat -y 1</text:p>
      <text:p text:style-name="code"/>
      <text:p text:style-name="Standard">...same as above, except read 40 lines starting at 30 in data2.dat</text:p>
      <text:p text:style-name="code"><text:s text:c="7"/>kst data.dat -f 10 -n 20 -y 2 data2.dat -f 30 -n 40 -y 1</text:p>
      <text:h text:style-name="Heading_20_3" text:outline-level="3">Specify the X vector and error bars.</text:h>
      <text:p text:style-name="Standard">Plot x = col 1 and Y = col 2 and error flags = col 3 from data.dat</text:p>
      <text:p text:style-name="code"><text:s text:c="7"/>kst data.dat -x 1 -e 3 -y 2</text:p>
      <text:p text:style-name="code"/>
      <text:p text:style-name="Standard">Get the X vector from data1.dat, and the Y vector from data2.dat.</text:p>
      <text:p text:style-name="code"><text:s text:c="7"/>kst data1.dat -x 1 data2.dat -y 1</text:p>
      <text:h text:style-name="Heading_20_3" text:outline-level="3">Placement:</text:h>
      <text:p text:style-name="Standard">Plot column 2 and column 3 in plot P1 and column 4 in plot P2</text:p>
      <text:p text:style-name="code"><text:s text:c="7"/>kst data.dat -P P1 -y 2 -y 3 -P P2 -y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erif" svg:font-family="'DejaVu Serif'"/>
    <style:font-face style:name="Tahoma1" svg:font-family="Tahoma"/>
    <style:font-face style:name="DejaVu Sans Mono" svg:font-family="'DejaVu Sans Mono'" style:font-adornments="Book" style:font-family-generic="swiss" style:font-pitch="fixed"/>
    <style:font-face style:name="DejaVu Serif1" svg:font-family="'DejaVu Serif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erif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erif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erif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margin-left="0.499cm" fo:margin-right="0cm" fo:text-indent="0cm" style:auto-text-indent="false"/>
      <style:text-properties style:font-name="DejaVu Sans Mono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25T19:46:00</meta:creation-date>
    <dc:date>2008-11-12T11:26:38</dc:date>
    <meta:editing-cycles>4</meta:editing-cycles>
    <meta:editing-duration>PT15H35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5" meta:word-count="398" meta:character-count="2487"/>
  </office:meta>
</office:document-meta>
</file>